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梁桂荣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谢灵华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王海天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姚志邦</text:p>
          </table:table-cell>
          <table:table-cell table:number-columns-repeated="4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龙光波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江迅达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陈劲鸿</text:p>
          </table:table-cell>
          <table:table-cell table:number-columns-repeated="4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杜双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00-00-00</text:date>, <text:time style:data-style-name="N2" text:time-value="14:55:18.282883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6:11:05.001847235</meta:creation-date>
    <dc:date>2016-11-22T14:55:24.520501833</dc:date>
    <meta:editing-duration>PT3H27M43S</meta:editing-duration>
    <meta:editing-cycles>36</meta:editing-cycles>
    <meta:generator>LibreOffice/4.2.8.2$Linux_X86_64 LibreOffice_project/420m0$Build-2</meta:generator>
    <meta:document-statistic meta:table-count="1" meta:cell-count="41" meta:object-count="0"/>
  </office:meta>
</office:document-meta>
</file>